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59696198" calcext:value-type="float">
            <text:p>30,59696198</text:p>
          </table:table-cell>
          <table:table-cell office:value-type="float" office:value="3.384921717E-026" calcext:value-type="float">
            <text:p>3,38E-026</text:p>
          </table:table-cell>
          <table:table-cell office:value-type="float" office:value="3.107529879" calcext:value-type="float">
            <text:p>3,107529879</text:p>
          </table:table-cell>
          <table:table-cell table:style-name="ce2" table:formula="of:=([.E3]-[.E2])/[.E2]" office:value-type="float" office:value="0.00686003646521995" calcext:value-type="float">
            <text:p>0,006860036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238" calcext:value-type="float">
            <text:p>16238</text:p>
          </table:table-cell>
          <table:table-cell office:value-type="float" office:value="23.98472214" calcext:value-type="float">
            <text:p>23,98472214</text:p>
          </table:table-cell>
          <table:table-cell office:value-type="float" office:value="1.105442959E-020" calcext:value-type="float">
            <text:p>1,11E-020</text:p>
          </table:table-cell>
          <table:table-cell office:value-type="float" office:value="2.370656729" calcext:value-type="float">
            <text:p>2,37065672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238" calcext:value-type="float">
            <text:p>16238</text:p>
          </table:table-cell>
          <table:table-cell office:value-type="float" office:value="24.47382355" calcext:value-type="float">
            <text:p>24,47382355</text:p>
          </table:table-cell>
          <table:table-cell office:value-type="float" office:value="2.296318812E-020" calcext:value-type="float">
            <text:p>2,30E-020</text:p>
          </table:table-cell>
          <table:table-cell office:value-type="float" office:value="2.373106003" calcext:value-type="float">
            <text:p>2,373106003</text:p>
          </table:table-cell>
          <table:table-cell table:formula="of:=([.E5]-[.E4])/[.E4]" office:value-type="float" office:value="0.00103316265490412" calcext:value-type="float">
            <text:p>0,00103316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416" calcext:value-type="float">
            <text:p>16416</text:p>
          </table:table-cell>
          <table:table-cell office:value-type="float" office:value="25.87669373" calcext:value-type="float">
            <text:p>25,87669373</text:p>
          </table:table-cell>
          <table:table-cell office:value-type="float" office:value="1.311503877E-017" calcext:value-type="float">
            <text:p>1,31E-017</text:p>
          </table:table-cell>
          <table:table-cell office:value-type="float" office:value="1.974658966" calcext:value-type="float">
            <text:p>1,97465896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416" calcext:value-type="float">
            <text:p>16416</text:p>
          </table:table-cell>
          <table:table-cell office:value-type="float" office:value="25.60620689" calcext:value-type="float">
            <text:p>25,60620689</text:p>
          </table:table-cell>
          <table:table-cell office:value-type="float" office:value="4.1279436E-017" calcext:value-type="float">
            <text:p>4,13E-017</text:p>
          </table:table-cell>
          <table:table-cell office:value-type="float" office:value="1.975777984" calcext:value-type="float">
            <text:p>1,975777984</text:p>
          </table:table-cell>
          <table:table-cell table:style-name="ce3" table:formula="of:=([.E7]-[.E6])/[.E6]" office:value-type="float" office:value="0.000566689245721647" calcext:value-type="float">
            <text:p>0,000566689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486" calcext:value-type="float">
            <text:p>16486</text:p>
          </table:table-cell>
          <table:table-cell office:value-type="float" office:value="26.09039497" calcext:value-type="float">
            <text:p>26,09039497</text:p>
          </table:table-cell>
          <table:table-cell office:value-type="float" office:value="4.741024988E-016" calcext:value-type="float">
            <text:p>4,74E-016</text:p>
          </table:table-cell>
          <table:table-cell office:value-type="float" office:value="1.726085663" calcext:value-type="float">
            <text:p>1,72608566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486" calcext:value-type="float">
            <text:p>16486</text:p>
          </table:table-cell>
          <table:table-cell office:value-type="float" office:value="25.6567688" calcext:value-type="float">
            <text:p>25,6567688</text:p>
          </table:table-cell>
          <table:table-cell office:value-type="float" office:value="6.242147895E-016" calcext:value-type="float">
            <text:p>6,24E-016</text:p>
          </table:table-cell>
          <table:table-cell office:value-type="float" office:value="1.727235436" calcext:value-type="float">
            <text:p>1,727235436</text:p>
          </table:table-cell>
          <table:table-cell table:style-name="ce3" table:formula="of:=([.E9]-[.E8])/[.E8]" office:value-type="float" office:value="0.000666115839234483" calcext:value-type="float">
            <text:p>0,000666115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603" calcext:value-type="float">
            <text:p>16603</text:p>
          </table:table-cell>
          <table:table-cell office:value-type="float" office:value="25.78648949" calcext:value-type="float">
            <text:p>25,78648949</text:p>
          </table:table-cell>
          <table:table-cell office:value-type="float" office:value="0.00000000000005895725396" calcext:value-type="float">
            <text:p>5,90E-014</text:p>
          </table:table-cell>
          <table:table-cell office:value-type="float" office:value="1.542981386" calcext:value-type="float">
            <text:p>1,54298138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603" calcext:value-type="float">
            <text:p>16603</text:p>
          </table:table-cell>
          <table:table-cell office:value-type="float" office:value="25.64172554" calcext:value-type="float">
            <text:p>25,64172554</text:p>
          </table:table-cell>
          <table:table-cell office:value-type="float" office:value="0.00000000000006331065094" calcext:value-type="float">
            <text:p>6,33E-014</text:p>
          </table:table-cell>
          <table:table-cell office:value-type="float" office:value="1.543741345" calcext:value-type="float">
            <text:p>1,543741345</text:p>
          </table:table-cell>
          <table:table-cell table:style-name="ce3" table:formula="of:=([.E11]-[.E10])/[.E10]" office:value-type="float" office:value="0.000492526356374211" calcext:value-type="float">
            <text:p>0,000492526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681" calcext:value-type="float">
            <text:p>16681</text:p>
          </table:table-cell>
          <table:table-cell office:value-type="float" office:value="25.73025513" calcext:value-type="float">
            <text:p>25,73025513</text:p>
          </table:table-cell>
          <table:table-cell office:value-type="float" office:value="0.000000000000597456275" calcext:value-type="float">
            <text:p>5,97E-013</text:p>
          </table:table-cell>
          <table:table-cell office:value-type="float" office:value="1.404530406" calcext:value-type="float">
            <text:p>1,40453040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681" calcext:value-type="float">
            <text:p>16681</text:p>
          </table:table-cell>
          <table:table-cell office:value-type="float" office:value="25.8010807" calcext:value-type="float">
            <text:p>25,8010807</text:p>
          </table:table-cell>
          <table:table-cell office:value-type="float" office:value="0.00000000000148814381" calcext:value-type="float">
            <text:p>1,49E-012</text:p>
          </table:table-cell>
          <table:table-cell office:value-type="float" office:value="1.40489471" calcext:value-type="float">
            <text:p>1,40489471</text:p>
          </table:table-cell>
          <table:table-cell table:formula="of:=([.E13]-[.E12])/[.E12]" office:value-type="float" office:value="0.000259377795200164" calcext:value-type="float">
            <text:p>0,000259377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773" calcext:value-type="float">
            <text:p>16773</text:p>
          </table:table-cell>
          <table:table-cell office:value-type="float" office:value="25.8535862" calcext:value-type="float">
            <text:p>25,8535862</text:p>
          </table:table-cell>
          <table:table-cell office:value-type="float" office:value="0.00000000001184190072" calcext:value-type="float">
            <text:p>1,18E-011</text:p>
          </table:table-cell>
          <table:table-cell office:value-type="float" office:value="1.286967278" calcext:value-type="float">
            <text:p>1,286967278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773" calcext:value-type="float">
            <text:p>16773</text:p>
          </table:table-cell>
          <table:table-cell office:value-type="float" office:value="26.18372345" calcext:value-type="float">
            <text:p>26,18372345</text:p>
          </table:table-cell>
          <table:table-cell office:value-type="float" office:value="0.00000000002109001168" calcext:value-type="float">
            <text:p>2,11E-011</text:p>
          </table:table-cell>
          <table:table-cell office:value-type="float" office:value="1.287828565" calcext:value-type="float">
            <text:p>1,287828565</text:p>
          </table:table-cell>
          <table:table-cell table:formula="of:=([.E15]-[.E14])/[.E14]" office:value-type="float" office:value="0.000669237683601765" calcext:value-type="float">
            <text:p>0,000669237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014" calcext:value-type="float">
            <text:p>17014</text:p>
          </table:table-cell>
          <table:table-cell office:value-type="float" office:value="26.18996048" calcext:value-type="float">
            <text:p>26,18996048</text:p>
          </table:table-cell>
          <table:table-cell office:value-type="float" office:value="0.000000000002601313479" calcext:value-type="float">
            <text:p>2,60E-012</text:p>
          </table:table-cell>
          <table:table-cell office:value-type="float" office:value="1.192497373" calcext:value-type="float">
            <text:p>1,19249737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014" calcext:value-type="float">
            <text:p>17014</text:p>
          </table:table-cell>
          <table:table-cell office:value-type="float" office:value="26.23338699" calcext:value-type="float">
            <text:p>26,23338699</text:p>
          </table:table-cell>
          <table:table-cell office:value-type="float" office:value="0.00000000006902957372" calcext:value-type="float">
            <text:p>6,90E-011</text:p>
          </table:table-cell>
          <table:table-cell office:value-type="float" office:value="1.192756653" calcext:value-type="float">
            <text:p>1,192756653</text:p>
          </table:table-cell>
          <table:table-cell table:formula="of:=([.E17]-[.E16])/[.E16]" office:value-type="float" office:value="0.000217426055495456" calcext:value-type="float">
            <text:p>0,000217426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091" calcext:value-type="float">
            <text:p>17091</text:p>
          </table:table-cell>
          <table:table-cell office:value-type="float" office:value="26.25503731" calcext:value-type="float">
            <text:p>26,25503731</text:p>
          </table:table-cell>
          <table:table-cell office:value-type="float" office:value="0.0000000001219101486" calcext:value-type="float">
            <text:p>1,22E-010</text:p>
          </table:table-cell>
          <table:table-cell office:value-type="float" office:value="1.113815188" calcext:value-type="float">
            <text:p>1,11381518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091" calcext:value-type="float">
            <text:p>17091</text:p>
          </table:table-cell>
          <table:table-cell office:value-type="float" office:value="26.34560966" calcext:value-type="float">
            <text:p>26,34560966</text:p>
          </table:table-cell>
          <table:table-cell office:value-type="float" office:value="0.0000000008956402286" calcext:value-type="float">
            <text:p>8,96E-010</text:p>
          </table:table-cell>
          <table:table-cell office:value-type="float" office:value="1.114222884" calcext:value-type="float">
            <text:p>1,114222884</text:p>
          </table:table-cell>
          <table:table-cell table:style-name="ce3" table:formula="of:=([.E19]-[.E18])/[.E18]" office:value-type="float" office:value="0.000366035590457312" calcext:value-type="float">
            <text:p>0,000366035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190" calcext:value-type="float">
            <text:p>17190</text:p>
          </table:table-cell>
          <table:table-cell office:value-type="float" office:value="26.35529327" calcext:value-type="float">
            <text:p>26,35529327</text:p>
          </table:table-cell>
          <table:table-cell office:value-type="float" office:value="0.0000000005561036076" calcext:value-type="float">
            <text:p>5,56E-010</text:p>
          </table:table-cell>
          <table:table-cell office:value-type="float" office:value="1.044062495" calcext:value-type="float">
            <text:p>1,04406249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190" calcext:value-type="float">
            <text:p>17190</text:p>
          </table:table-cell>
          <table:table-cell office:value-type="float" office:value="26.39250755" calcext:value-type="float">
            <text:p>26,39250755</text:p>
          </table:table-cell>
          <table:table-cell office:value-type="float" office:value="0.000000001188074195" calcext:value-type="float">
            <text:p>1,19E-009</text:p>
          </table:table-cell>
          <table:table-cell office:value-type="float" office:value="1.04424262" calcext:value-type="float">
            <text:p>1,04424262</text:p>
          </table:table-cell>
          <table:table-cell table:style-name="ce3" table:formula="of:=([.E21]-[.E20])/[.E20]" office:value-type="float" office:value="0.000172523197473898" calcext:value-type="float">
            <text:p>0,000172523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281" calcext:value-type="float">
            <text:p>17281</text:p>
          </table:table-cell>
          <table:table-cell office:value-type="float" office:value="26.40379143" calcext:value-type="float">
            <text:p>26,40379143</text:p>
          </table:table-cell>
          <table:table-cell office:value-type="float" office:value="0.000000000338174988" calcext:value-type="float">
            <text:p>3,38E-010</text:p>
          </table:table-cell>
          <table:table-cell office:value-type="float" office:value="0.9806826711" calcext:value-type="float">
            <text:p>0,9806826711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1303130883683" calcext:value-type="float">
            <text:p>0,00113031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10:45:48.027235613</dc:date>
    <meta:document-statistic meta:table-count="1" meta:cell-count="121" meta:object-count="0"/>
    <meta:generator>LibreOffice/4.1.4.2$Linux_X86_64 LibreOffice_project/410m0$Build-2</meta:generator>
  </office:meta>
</office:document-meta>
</file>